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weight="normal" officeooo:rsid="00064b3c" officeooo:paragraph-rsid="00064b3c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6.4091in"/>
        </style:tab-stops>
      </style:paragraph-properties>
      <style:text-properties style:font-name="Courier 10 Pitch" fo:font-weight="normal" officeooo:rsid="00064b3c" officeooo:paragraph-rsid="00064b3c" style:font-weight-asian="normal" style:font-weight-complex="normal"/>
    </style:style>
    <style:style style:name="P3" style:family="paragraph" style:parent-style-name="Standard">
      <style:text-properties style:font-name="Linux Libertine Display O" fo:font-weight="normal" officeooo:rsid="00064b3c" officeooo:paragraph-rsid="00064b3c" style:font-weight-asian="normal" style:font-weight-complex="normal"/>
    </style:style>
    <style:style style:name="P4" style:family="paragraph" style:parent-style-name="Standard">
      <style:text-properties style:font-name="Linux Libertine Display O" fo:font-weight="normal" officeooo:rsid="00064b3c" officeooo:paragraph-rsid="000722e7" fo:background-color="transparent" style:font-weight-asian="normal" style:font-weight-complex="normal"/>
    </style:style>
    <style:style style:name="P5" style:family="paragraph" style:parent-style-name="Standard">
      <style:text-properties style:font-name="Linux Libertine Display O" fo:font-weight="normal" officeooo:rsid="00085b64" officeooo:paragraph-rsid="00085b64" fo:background-color="transparent" style:font-weight-asian="normal" style:font-weight-complex="normal"/>
    </style:style>
    <style:style style:name="P6" style:family="paragraph" style:parent-style-name="Standard">
      <style:text-properties style:font-name="Linux Libertine Display O" fo:font-weight="normal" officeooo:rsid="000722e7" officeooo:paragraph-rsid="000722e7" fo:background-color="transparent" style:font-weight-asian="normal" style:font-weight-complex="normal"/>
    </style:style>
    <style:style style:name="P7" style:family="paragraph" style:parent-style-name="Standard">
      <style:text-properties style:font-name="Linux Libertine Display O" fo:font-weight="normal" officeooo:rsid="0008f05b" officeooo:paragraph-rsid="0008f05b" fo:background-color="transparent" style:font-weight-asian="normal" style:font-weight-complex="normal"/>
    </style:style>
    <style:style style:name="P8" style:family="paragraph" style:parent-style-name="Standard">
      <style:text-properties style:font-name="Linux Libertine Display O" fo:font-weight="normal" officeooo:rsid="0008f05b" officeooo:paragraph-rsid="000ac6b5" fo:background-color="transparent" style:font-weight-asian="normal" style:font-weight-complex="normal"/>
    </style:style>
    <style:style style:name="P9" style:family="paragraph" style:parent-style-name="Standard">
      <style:text-properties style:font-name="Linux Libertine Display O" fo:font-weight="normal" officeooo:rsid="000ac6b5" officeooo:paragraph-rsid="000ac6b5" fo:background-color="transparent" style:font-weight-asian="normal" style:font-weight-complex="normal"/>
    </style:style>
    <style:style style:name="P10" style:family="paragraph" style:parent-style-name="Standard">
      <style:text-properties style:font-name="Linux Libertine Display O" fo:font-weight="normal" officeooo:rsid="000c3341" officeooo:paragraph-rsid="000c3341" fo:background-color="transparent" style:font-weight-asian="normal" style:font-weight-complex="normal"/>
    </style:style>
    <style:style style:name="P11" style:family="paragraph" style:parent-style-name="Standard">
      <style:text-properties style:font-name="Linux Libertine Display O" fo:font-weight="normal" officeooo:rsid="000c3341" officeooo:paragraph-rsid="000ecd89" fo:background-color="transparent" style:font-weight-asian="normal" style:font-weight-complex="normal"/>
    </style:style>
    <style:style style:name="P12" style:family="paragraph" style:parent-style-name="Standard">
      <style:text-properties style:font-name="Linux Libertine Display O" fo:font-weight="normal" officeooo:rsid="000c3341" officeooo:paragraph-rsid="00104105" fo:background-color="transparent" style:font-weight-asian="normal" style:font-weight-complex="normal"/>
    </style:style>
    <style:style style:name="P13" style:family="paragraph" style:parent-style-name="Standard">
      <style:text-properties style:font-name="Linux Libertine Display O" fo:font-weight="normal" officeooo:rsid="000c3341" officeooo:paragraph-rsid="0010c666" fo:background-color="transparent" style:font-weight-asian="normal" style:font-weight-complex="normal"/>
    </style:style>
    <style:style style:name="P14" style:family="paragraph" style:parent-style-name="Standard">
      <style:text-properties style:font-name="Linux Libertine Display O" fo:font-weight="normal" officeooo:rsid="000c3341" officeooo:paragraph-rsid="0013cf90" fo:background-color="transparent" style:font-weight-asian="normal" style:font-weight-complex="normal"/>
    </style:style>
    <style:style style:name="P15" style:family="paragraph" style:parent-style-name="Standard">
      <style:text-properties style:font-name="Linux Libertine Display O" fo:font-weight="normal" officeooo:rsid="000c3341" officeooo:paragraph-rsid="0011e35f" fo:background-color="transparent" style:font-weight-asian="normal" style:font-weight-complex="normal"/>
    </style:style>
    <style:style style:name="P16" style:family="paragraph" style:parent-style-name="Standard">
      <style:text-properties style:font-name="Linux Libertine Display O" fo:font-weight="normal" officeooo:rsid="000c3341" officeooo:paragraph-rsid="0016d24d" fo:background-color="transparent" style:font-weight-asian="normal" style:font-weight-complex="normal"/>
    </style:style>
    <style:style style:name="P17" style:family="paragraph" style:parent-style-name="Standard">
      <style:text-properties style:font-name="Linux Libertine Display O" fo:font-weight="normal" officeooo:rsid="000c3341" officeooo:paragraph-rsid="00177575" fo:background-color="transparent" style:font-weight-asian="normal" style:font-weight-complex="normal"/>
    </style:style>
    <style:style style:name="P18" style:family="paragraph" style:parent-style-name="Standard">
      <style:text-properties style:font-name="Linux Libertine Display O" fo:font-weight="normal" officeooo:rsid="000c3341" officeooo:paragraph-rsid="00187527" fo:background-color="transparent" style:font-weight-asian="normal" style:font-weight-complex="normal"/>
    </style:style>
    <style:style style:name="P19" style:family="paragraph" style:parent-style-name="Standard">
      <style:text-properties style:font-name="Linux Libertine Display O" fo:font-weight="normal" officeooo:rsid="000c3341" officeooo:paragraph-rsid="0019167a" fo:background-color="transparent" style:font-weight-asian="normal" style:font-weight-complex="normal"/>
    </style:style>
    <style:style style:name="P20" style:family="paragraph" style:parent-style-name="Standard">
      <style:text-properties style:font-name="Linux Libertine Display O" fo:font-weight="normal" officeooo:rsid="000c3341" officeooo:paragraph-rsid="0019de08" fo:background-color="transparent" style:font-weight-asian="normal" style:font-weight-complex="normal"/>
    </style:style>
    <style:style style:name="P21" style:family="paragraph" style:parent-style-name="Standard">
      <style:text-properties style:font-name="Linux Libertine Display O" fo:font-weight="normal" officeooo:rsid="000c3341" officeooo:paragraph-rsid="001caeed" fo:background-color="transparent" style:font-weight-asian="normal" style:font-weight-complex="normal"/>
    </style:style>
    <style:style style:name="P22" style:family="paragraph" style:parent-style-name="Standard">
      <style:text-properties style:font-name="Linux Libertine Display O" fo:font-weight="normal" officeooo:rsid="000c3341" officeooo:paragraph-rsid="001d5783" fo:background-color="transparent" style:font-weight-asian="normal" style:font-weight-complex="normal"/>
    </style:style>
    <style:style style:name="P23" style:family="paragraph" style:parent-style-name="Standard">
      <style:text-properties style:font-name="Linux Libertine Display O" fo:font-weight="normal" officeooo:rsid="000c3341" officeooo:paragraph-rsid="001d59a6" fo:background-color="transparent" style:font-weight-asian="normal" style:font-weight-complex="normal"/>
    </style:style>
    <style:style style:name="P24" style:family="paragraph" style:parent-style-name="Standard">
      <style:text-properties style:font-name="Linux Libertine Display O" fo:font-weight="normal" officeooo:rsid="000c3341" officeooo:paragraph-rsid="001dc614" fo:background-color="transparent" style:font-weight-asian="normal" style:font-weight-complex="normal"/>
    </style:style>
    <style:style style:name="P25" style:family="paragraph" style:parent-style-name="Standard">
      <style:text-properties style:font-name="Linux Libertine Display O" fo:font-weight="normal" officeooo:rsid="000c3341" officeooo:paragraph-rsid="001fe630" fo:background-color="transparent" style:font-weight-asian="normal" style:font-weight-complex="normal"/>
    </style:style>
    <style:style style:name="P26" style:family="paragraph" style:parent-style-name="Standard">
      <style:text-properties style:font-name="Linux Libertine Display O" fo:font-weight="normal" officeooo:rsid="00177575" officeooo:paragraph-rsid="000c3341" fo:background-color="transparent" style:font-weight-asian="normal" style:font-weight-complex="normal"/>
    </style:style>
    <style:style style:name="P27" style:family="paragraph" style:parent-style-name="Standard">
      <style:text-properties style:font-name="Linux Libertine Display O" fo:font-weight="bold" officeooo:rsid="00064b3c" officeooo:paragraph-rsid="00064b3c" fo:background-color="transparent" style:font-weight-asian="bold" style:font-weight-complex="bold"/>
    </style:style>
    <style:style style:name="P28" style:family="paragraph" style:parent-style-name="Standard">
      <style:text-properties style:font-name="Linux Libertine Display O" fo:font-weight="bold" officeooo:rsid="000722e7" officeooo:paragraph-rsid="0008f05b" fo:background-color="transparent" style:font-weight-asian="bold" style:font-weight-complex="bold"/>
    </style:style>
    <style:style style:name="P29" style:family="paragraph" style:parent-style-name="Standard">
      <style:text-properties style:font-name="Linux Libertine Display O" fo:font-weight="bold" officeooo:rsid="000c3341" officeooo:paragraph-rsid="000c3341" fo:background-color="transparent" style:font-weight-asian="bold" style:font-weight-complex="bold"/>
    </style:style>
    <style:style style:name="P30" style:family="paragraph" style:parent-style-name="Standard">
      <style:text-properties style:font-name="Linux Libertine Display O" fo:font-weight="bold" officeooo:rsid="000c3341" officeooo:paragraph-rsid="0019167a" fo:background-color="transparent" style:font-weight-asian="bold" style:font-weight-complex="bold"/>
    </style:style>
    <style:style style:name="P31" style:family="paragraph" style:parent-style-name="Standard">
      <style:text-properties style:font-name="Linux Libertine Display O" fo:font-weight="bold" officeooo:rsid="000c3341" officeooo:paragraph-rsid="001d5783" fo:background-color="transparent" style:font-weight-asian="bold" style:font-weight-complex="bold"/>
    </style:style>
    <style:style style:name="P32" style:family="paragraph" style:parent-style-name="Standard">
      <style:text-properties style:font-name="Linux Libertine Display O" fo:font-weight="normal" officeooo:rsid="001dc0f8" officeooo:paragraph-rsid="001dc614" fo:background-color="transparent" style:font-weight-asian="normal" style:font-weight-complex="normal"/>
    </style:style>
    <style:style style:name="P33" style:family="paragraph" style:parent-style-name="Standard">
      <style:text-properties style:font-name="Linux Libertine Display O" fo:font-weight="normal" officeooo:rsid="001dc0f8" officeooo:paragraph-rsid="000c3341" fo:background-color="transparent" style:font-weight-asian="normal" style:font-weight-complex="normal"/>
    </style:style>
    <style:style style:name="P34" style:family="paragraph" style:parent-style-name="Standard">
      <style:text-properties style:font-name="Linux Libertine Display O" fo:font-weight="normal" officeooo:rsid="001dc614" officeooo:paragraph-rsid="001fe630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9a6" style:font-weight-asian="bold" style:font-weight-complex="bold"/>
    </style:style>
    <style:style style:name="T3" style:family="text">
      <style:text-properties fo:font-weight="bold" officeooo:rsid="001dc0f8" style:font-weight-asian="bold" style:font-weight-complex="bold"/>
    </style:style>
    <style:style style:name="T4" style:family="text">
      <style:text-properties fo:font-weight="bold" officeooo:rsid="001dc614" style:font-weight-asian="bold" style:font-weight-complex="bold"/>
    </style:style>
    <style:style style:name="T5" style:family="text">
      <style:text-properties officeooo:rsid="000722e7"/>
    </style:style>
    <style:style style:name="T6" style:family="text">
      <style:text-properties fo:color="#000000"/>
    </style:style>
    <style:style style:name="T7" style:family="text">
      <style:text-properties fo:color="#000000" officeooo:rsid="000722e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7527" style:font-weight-asian="normal" style:font-weight-complex="normal"/>
    </style:style>
    <style:style style:name="T10" style:family="text">
      <style:text-properties officeooo:rsid="00085b64"/>
    </style:style>
    <style:style style:name="T11" style:family="text">
      <style:text-properties officeooo:rsid="0008f05b"/>
    </style:style>
    <style:style style:name="T12" style:family="text">
      <style:text-properties officeooo:rsid="000ac6b5"/>
    </style:style>
    <style:style style:name="T13" style:family="text">
      <style:text-properties officeooo:rsid="000e5980"/>
    </style:style>
    <style:style style:name="T14" style:family="text">
      <style:text-properties officeooo:rsid="000ecd89"/>
    </style:style>
    <style:style style:name="T15" style:family="text">
      <style:text-properties officeooo:rsid="00104105"/>
    </style:style>
    <style:style style:name="T16" style:family="text">
      <style:text-properties officeooo:rsid="0010c666"/>
    </style:style>
    <style:style style:name="T17" style:family="text">
      <style:text-properties officeooo:rsid="0011e35f"/>
    </style:style>
    <style:style style:name="T18" style:family="text">
      <style:text-properties officeooo:rsid="0013cf90"/>
    </style:style>
    <style:style style:name="T19" style:family="text">
      <style:text-properties officeooo:rsid="00152534"/>
    </style:style>
    <style:style style:name="T20" style:family="text">
      <style:text-properties officeooo:rsid="0016d24d"/>
    </style:style>
    <style:style style:name="T21" style:family="text">
      <style:text-properties officeooo:rsid="00177575"/>
    </style:style>
    <style:style style:name="T22" style:family="text">
      <style:text-properties officeooo:rsid="00187527"/>
    </style:style>
    <style:style style:name="T23" style:family="text">
      <style:text-properties officeooo:rsid="0019167a"/>
    </style:style>
    <style:style style:name="T24" style:family="text">
      <style:text-properties officeooo:rsid="0019de08"/>
    </style:style>
    <style:style style:name="T25" style:family="text">
      <style:text-properties officeooo:rsid="001bc487"/>
    </style:style>
    <style:style style:name="T26" style:family="text">
      <style:text-properties officeooo:rsid="001caeed"/>
    </style:style>
    <style:style style:name="T27" style:family="text">
      <style:text-properties officeooo:rsid="001d5783"/>
    </style:style>
    <style:style style:name="T28" style:family="text">
      <style:text-properties officeooo:rsid="001d59a6"/>
    </style:style>
    <style:style style:name="T29" style:family="text">
      <style:text-properties officeooo:rsid="001dc0f8"/>
    </style:style>
    <style:style style:name="T30" style:family="text">
      <style:text-properties officeooo:rsid="001dc614"/>
    </style:style>
    <style:style style:name="T31" style:family="text">
      <style:text-properties officeooo:rsid="001f5085"/>
    </style:style>
    <style:style style:name="T32" style:family="text">
      <style:text-properties officeooo:rsid="001fe6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T = Alex Seropian QT 2.0 <text:s text:c="4"/>CH = Dr. Craig Hardgrove <text:s text:c="4"/>CUSA = Chibi USA <text:s text:c="14"/>HH = Homicidal Ham <text:s text:c="12"/>NS = Nicholas Singer <text:s text:c="8"/>MS = Mark Sumner</text:p>
      <text:p text:style-name="P1">CWF = Cannibal Whore Feast <text:s text:c="4"/>AF = Aaron Freed <text:s text:c="12"/>T = Tobacco</text:p>
      <text:p text:style-name="P1"/>
      <text:p text:style-name="P3">Landing:</text:p>
      <text:p text:style-name="P4"><text:span text:style-name="T5">•</text:span>CH – <text:span text:style-name="T10">s</text:span>ense of <text:span text:style-name="T19">WONDER</text:span>, mystery. higher instruments emphasized, bass used in background for a richer texture. <text:s/>roughly the same beat, but with shorter, more frequent notes.</text:p>
      <text:p text:style-name="P27"><text:span text:style-name="T7">•</text:span><text:span text:style-name="T6">OST – dark, slow, moody. <text:s/>sense of knowing dread.</text:span></text:p>
      <text:p text:style-name="P6">•AF – realistic. <text:s/>Nice PIANO. <text:s/>Some white noise. <text:s/>High notes sour.</text:p>
      <text:p text:style-name="P6">•T – Interesting intro. <text:s/>Faster percussion. <text:s/>Thunder in BG? <text:s/>SMOOTH instruments. <text:s/>rich in texture. <text:s/>really like the RIFFS. <text:s/>Would use if not for odd use of sound effects.</text:p>
      <text:p text:style-name="P4"><text:span text:style-name="T5">•</text:span>HH – realistic. Bass too loud &amp; has odd short fades.</text:p>
      <text:p text:style-name="P4"><text:span text:style-name="T5">•</text:span>MS – <text:s/>kinda scratchy, not much bass.</text:p>
      <text:p text:style-name="P4"><text:span text:style-name="T5">•</text:span>CUSA – synthetic. sour notes.</text:p>
      <text:p text:style-name="P5"/>
      <text:p text:style-name="P6">Leela:</text:p>
      <text:p text:style-name="P7">•NS – <text:span text:style-name="T19">NEW MELODIC</text:span> <text:span text:style-name="T19">LINE</text:span> with different, more dramatic tone. <text:s/>very rich in texture. <text:s/>excellent atmosphere. <text:s/>TOO <text:span text:style-name="T19">GOOD</text:span>, may distract from gameplay.</text:p>
      <text:p text:style-name="P5">•CH – atmospheric, ETHEREAL. <text:s/>more UPBEAT. <text:s/>rich in texture. <text:s/>less emphasis on melody but it's all there.</text:p>
      <text:p text:style-name="P5">•CUSA – deeper, more <text:span text:style-name="T19">DRAMATIC</text:span>. <text:s/>halting bass. <text:s/>nice echoey embellishments<text:span text:style-name="T11">.</text:span></text:p>
      <text:p text:style-name="P9">•CH acoustic – too much emphasis on piano rhythm. <text:s/>nice embellishment. <text:s/>melody a bit subtle. <text:s/>more upbeat.</text:p>
      <text:p text:style-name="P5">•HH – shallow bass. <text:s/>lovely use of <text:span text:style-name="T19">MELISMA</text:span>. <text:s/>lower drums. <text:s/>too much tambourine<text:span text:style-name="T11">.</text:span> <text:s/>realistic string melody.</text:p>
      <text:p text:style-name="P28">•OST – medium pace. <text:span text:style-name="T10"><text:s/>upbeat. <text:s/>defined percussive rhythm. <text:s/>melodic.</text:span></text:p>
      <text:p text:style-name="P8">•T – synthetic. <text:s/>nice embellishment<text:span text:style-name="T12">s</text:span>. <text:s/>deeper. <text:s/><text:span text:style-name="T12">more UPBEAT. <text:s/>bit much tambourine. <text:s/>missing melodic climax?</text:span></text:p>
      <text:p text:style-name="P7">•MS – deeper. <text:s/>harsh <text:span text:style-name="T12">percussion</text:span>. <text:s/>subtle melisma in melodic climax.</text:p>
      <text:p text:style-name="P9">•AF – <text:span text:style-name="T15">OW TOO STEREO!</text:span> <text:span text:style-name="T15">right channel </text:span>silent during intro. <text:s/>harsh percussion. <text:s/>high notes thin, painful.</text:p>
      <text:p text:style-name="P9"/>
      <text:p text:style-name="P10">Fat Man:</text:p>
      <text:p text:style-name="P11">•CUSA – <text:span text:style-name="T14">synthetic. RICHER TONES in climax</text:span></text:p>
      <text:p text:style-name="P11">•CH – <text:span text:style-name="T19">DARKER, softer, richer, CHAOTIC. <text:s/>climax misses some notes.</text:span></text:p>
      <text:p text:style-name="P29">•OST –<text:span text:style-name="T13"> fast pace. harsh guitar. dramatic, urgent. simple beat. joyful synth melodic climax.</text:span></text:p>
      <text:p text:style-name="P11">•T – <text:span text:style-name="T14">halting guitar, longer, HIGHLY EMBELLISHED MELODY.</text:span></text:p>
      <text:p text:style-name="P10">•HH – <text:span text:style-name="T14">skipped beats, waay synthetic, tinny drum, NICE PIANO climax.</text:span></text:p>
      <text:p text:style-name="P10">•MS – <text:span text:style-name="T14">deeper organ, harsher guitar.</text:span></text:p>
      <text:p text:style-name="P10">•AF – <text:span text:style-name="T15">nice bass, extraneous hat, OW RIGHT CHANNEL stereo too wide. sudden end.</text:span></text:p>
      <text:p text:style-name="P10"/>
      <text:p text:style-name="P10">Flippant:</text:p>
      <text:p text:style-name="P12">•CH – <text:span text:style-name="T15">nicer instruments. more emphasis on percussion. climax a bit CHAOTIC.</text:span></text:p>
      <text:p text:style-name="P13">•HH – <text:span text:style-name="T16">piano nice but off, harsh drum. <text:s/>nice STRINGS. melody a bit subtle.</text:span></text:p>
      <text:p text:style-name="P29">•OST – <text:span text:style-name="T15">fast pace, rapid hat, decent piano, synth melody</text:span></text:p>
      <text:p text:style-name="P13">•CWF – <text:span text:style-name="T16">weird hat. deeeep drum. nicely EMBELLISHED strings. melody a bit subtle.</text:span></text:p>
      <text:p text:style-name="P13">•MS – <text:span text:style-name="T16">harsh drum &amp; hat. <text:s/>good piano, strings. melody too subtle.</text:span></text:p>
      <text:p text:style-name="P13">•AF – <text:span text:style-name="T16">harsh hat. <text:s/>sudden brash piano. interesting melody, percussion too loud.</text:span></text:p>
      <text:p text:style-name="P10">•CUSA – <text:span text:style-name="T15">harsh drum.</text:span></text:p>
      <text:p text:style-name="P10"/>
      <text:p text:style-name="P10">Swirls:</text:p>
      <text:p text:style-name="P29">•OST – <text:span text:style-name="T16">slow, sedate. smooth, beautiful but repetitive melody like leaf in wind.</text:span></text:p>
      <text:p text:style-name="P14">•T – <text:span text:style-name="T17">synthetic. <text:s/>missing notes? <text:s/>staccato ocarina. <text:s/>FAST/UPBEAT with percussion. sudden end.</text:span></text:p>
      <text:p text:style-name="P15">•CUSA – <text:span text:style-name="T19">TINKLES like LSD. <text:s/>sad. <text:s/>melody not as smooth.</text:span></text:p>
      <text:p text:style-name="P15">•CH – <text:span text:style-name="T16">sad, deep, rich. <text:s/>strings SWIRLY &amp; embellished. <text:s/>odd foreboding noises.</text:span></text:p>
      <text:p text:style-name="P14">•CH Piano – <text:span text:style-name="T18">very SAD. not as smooth. good but maybe distracting. nice embellishment.</text:span></text:p>
      <text:p text:style-name="P14">•CH Acoustic – <text:span text:style-name="T19">DRAMATIC, staccato. extra strings &amp; percussion.</text:span></text:p>
      <text:p text:style-name="P14">•AF – <text:span text:style-name="T18">brash. <text:s/>too much stereo again. <text:s/>ETHEREAL melody, not as smooth. <text:s/>dramatic.</text:span></text:p>
      <text:p text:style-name="P10"><text:soft-page-break/>•HH – <text:span text:style-name="T17">whoa halting strings. <text:s/>sounds like funeral dirge. <text:s/>FLUTE good choice, <text:line-break/>ONLY ONE TO GET MELODY RIGHT, but brash.</text:span></text:p>
      <text:p text:style-name="P10"/>
      <text:p text:style-name="P10">Aliens Again:</text:p>
      <text:p text:style-name="P29">•OST – <text:span text:style-name="T18">repetitive Pfhor chorus. <text:s/>serious. <text:s/>medium-fast, got rhythm.</text:span></text:p>
      <text:p text:style-name="P10">•CH – <text:span text:style-name="T19">NOTHING LIKE ORIGINAL. <text:s/>dour PIANO of doom. <text:s/>CREEPY effects. nice crescendo, sad trailing note.</text:span></text:p>
      <text:p text:style-name="P16">•AF – <text:span text:style-name="T20">echoey chorus. <text:s/>good strings. <text:s/>would be best if not for persistent whine.</text:span></text:p>
      <text:p text:style-name="P16">•CWF – <text:span text:style-name="T20">chourus sounds diseased. <text:s/>WEIRD hat again.</text:span></text:p>
      <text:p text:style-name="P10">•CUSA – <text:span text:style-name="T20">BAD PANNING echoey chorus. <text:s/>decent STRINGS.</text:span></text:p>
      <text:p text:style-name="P10">•HH – <text:span text:style-name="T20">BAD TWANGY chorus. <text:s/>ugh, it gets worse... strings good.</text:span></text:p>
      <text:p text:style-name="P10"/>
      <text:p text:style-name="P10">Chomber:</text:p>
      <text:p text:style-name="P18">•NS – <text:span text:style-name="T22">NEW SCORE with dramatic sense of WONDER! rich, deep. TOO GOOD maybe distracting.</text:span></text:p>
      <text:p text:style-name="P18">•T – <text:span text:style-name="T22">nice soft chorus. <text:s/>nice guitar EMBELLISHMENTS. <text:s/>good use of stereo echo. <text:s/>TOO GOOD maybe distracting.</text:span></text:p>
      <text:p text:style-name="P18">•HH – <text:span text:style-name="T22">grungy guitar, nice synth. <text:s/>keeps the BEAT alive.</text:span></text:p>
      <text:p text:style-name="P17">•CH – <text:span text:style-name="T21">rich, ATMOSPHERIC. nice embellishments. less emphasis on beat. <text:s/>much nicer percussion.</text:span></text:p>
      <text:p text:style-name="P30"><text:span text:style-name="T8">•AF – </text:span><text:span text:style-name="T9">instruments a bit harsh. too much hat. nice STRING CHORUS.</text:span></text:p>
      <text:p text:style-name="P30">•OST – <text:span text:style-name="T21">slow with interesting beat. <text:s/>odd repetitve chorus climaxes by going high.</text:span></text:p>
      <text:p text:style-name="P18">•CUSA – <text:span text:style-name="T21">grungy opening guitar. <text:s/>nice synth. <text:s/>less emphasis on beat. <text:s/>harsh snare. <text:s/>drum subtle.</text:span></text:p>
      <text:p text:style-name="P10"/>
      <text:p text:style-name="P10">Flowers in Heaven:</text:p>
      <text:p text:style-name="P20">•NS – <text:span text:style-name="T22">NEW SCORE with soothing sense of WONDER! rich. strings. TOO GOOD maybe distracting.</text:span></text:p>
      <text:p text:style-name="P19">•CH – <text:span text:style-name="T23">creepy EMBELLISHMENTS. <text:s/>deep, rich. <text:s/>nice string melody. <text:s text:c="2"/>climax of BACKING STRINGS.</text:span></text:p>
      <text:p text:style-name="P20">•T – <text:span text:style-name="T24">very synthetic. <text:s/>rich. <text:s/>NEW MOTIF. melody not so smooth. <text:s/>faster. embellished.</text:span></text:p>
      <text:p text:style-name="P19">•CUSA – <text:span text:style-name="T23">melody not so smooth, HORNS &amp; triangle? <text:s/>nice echo in bass</text:span></text:p>
      <text:p text:style-name="P20">•HH – <text:span text:style-name="T23">staccato PIANO melody.</text:span></text:p>
      <text:p text:style-name="P29">•OST – <text:span text:style-name="T23">slow, smooth melody, staccato bass. <text:s/>sad. climax of silences. <text:s/>repetitive.</text:span></text:p>
      <text:p text:style-name="P10">•AF – <text:span text:style-name="T24">harsh. not so smooth. interesting BACKING STRINGS.</text:span></text:p>
      <text:p text:style-name="P10"/>
      <text:p text:style-name="P10">Guardians:</text:p>
      <text:p text:style-name="P21">•CH – <text:span text:style-name="T26">inverts instruments, adds MARACA &amp; BLOCK, minor embellishment</text:span></text:p>
      <text:p text:style-name="P22">•CWF – <text:span text:style-name="T27">slight echo. soft melody too soft. sour notes</text:span></text:p>
      <text:p text:style-name="P23">•CH Tek – <text:span text:style-name="T27">LOON. <text:s/>DRUMS. <text:s/>SCRUBBING.</text:span></text:p>
      <text:p text:style-name="P31">•OST – <text:span text:style-name="T25">fast, upbeat, smooth. <text:s/>all strings until soft melody kicks in. brief flutish note.</text:span></text:p>
      <text:p text:style-name="P10">•CUSA – <text:span text:style-name="T26"><text:s/>not so smooth. all strings all the time.</text:span></text:p>
      <text:p text:style-name="P22">•AF – <text:span text:style-name="T26">not so smooth. all strings all the time. thin. sour notes.</text:span></text:p>
      <text:p text:style-name="P22">•HH – <text:span text:style-name="T26">not so smooth.</text:span></text:p>
      <text:p text:style-name="P10"/>
      <text:p text:style-name="P10">What About Bob?:</text:p>
      <text:p text:style-name="P10"><text:span text:style-name="T1">•OST –</text:span><text:span text:style-name="T2"> Creepy. <text:s/>opens slow with strings, </text:span><text:span text:style-name="T3">then </text:span><text:span text:style-name="T2">gains beat, melody, speed. <text:s/>awesome oscillating notes</text:span><text:span text:style-name="T3">.</text:span></text:p>
      <text:p text:style-name="P32">•CWF – DEEPER, echoes. kept some oscillations, wish it kept more.</text:p>
      <text:p text:style-name="P10">•CH – <text:span text:style-name="T28">NOTHING LIKE ORIGINAL! <text:s/>upbeat. <text:s/>lot of bass. <text:s/>neat percussion. FUN melodic climax dies out to beat, ramps back up 2nd time.</text:span></text:p>
      <text:p text:style-name="P10">•CUSA –<text:span text:style-name="T29"> deeper, nicer instruments, but actually TOO SMOOTH for once.</text:span></text:p>
      <text:p text:style-name="P10">•AF – <text:span text:style-name="T29">again with the ACK bad stereo. <text:s/>PIANOS. instead of oscillations, HARMONICS.</text:span></text:p>
      <text:p text:style-name="P33"><text:s/></text:p>
      <text:p text:style-name="P10">Freedom:</text:p>
      <text:p text:style-name="P24">•CH – <text:span text:style-name="T30">halting PIANO sounds like it's missing a note. grows CHAOTIC.</text:span></text:p>
      <text:p text:style-name="P25">•AF – <text:span text:style-name="T32">PIANO melody.</text:span></text:p>
      <text:p text:style-name="P34">•HH – better instruments. <text:s/>ODD EMPHASIS.</text:p>
      <text:p text:style-name="P10"><text:span text:style-name="T1">•OST –</text:span><text:span text:style-name="T4"> fast. <text:s/>upbeat. <text:s/>fun bass melody.</text:span></text:p>
      <text:p text:style-name="P10">•CUSA – <text:span text:style-name="T30">weird melody instrument. better percussion.</text:span></text:p>
      <text:p text:style-name="P10">•MS – <text:span text:style-name="T31">static in snare. <text:s/>ORGAN melody.</text:span></text:p>
      <text:p text:style-name="P10">•CWF – <text:span text:style-name="T32">weird hat. <text:s/>quiet melody.</text:span></text:p>
      <text:p text:style-name="P10"/>
      <text:p text:style-name="P10"><text:soft-page-break/>Rushing:</text:p>
      <text:p text:style-name="P10"><text:span text:style-name="T1">•OST –</text:span> </text:p>
      <text:p text:style-name="P10">•CH – </text:p>
      <text:p text:style-name="P10">•CUSA – </text:p>
      <text:p text:style-name="P10">•HH – </text:p>
      <text:p text:style-name="P10">•MS – </text:p>
      <text:p text:style-name="P10">•T – </text:p>
      <text:p text:style-name="P10">•AF – </text:p>
      <text:p text:style-name="P10"><text:line-break/>New Pacific:</text:p>
      <text:p text:style-name="P10"><text:span text:style-name="T1">•OST –</text:span> </text:p>
      <text:p text:style-name="P10">•CH – </text:p>
      <text:p text:style-name="P10">•CUSA – </text:p>
      <text:p text:style-name="P10">•HH – </text:p>
      <text:p text:style-name="P10">•AF – </text:p>
      <text:p text:style-name="P10">•CWF – </text:p>
      <text:p text:style-name="P10"/>
      <text:p text:style-name="P10">New Pacific (Reprise):</text:p>
      <text:p text:style-name="P29">•OST – </text:p>
      <text:p text:style-name="P10">•CH – </text:p>
      <text:p text:style-name="P10">•CUSA – </text:p>
      <text:p text:style-name="P10">•HH – </text:p>
      <text:p text:style-name="P10">•AF – </text:p>
      <text:p text:style-name="P10">•CWF – </text:p>
      <text:p text:style-name="P10"/>
      <text:p text:style-name="P10">Rapture:</text:p>
      <text:p text:style-name="P10"><text:span text:style-name="T1">•OST –</text:span> </text:p>
      <text:p text:style-name="P10">•CH – </text:p>
      <text:p text:style-name="P10">•CUSA – </text:p>
      <text:p text:style-name="P10">•HH – </text:p>
      <text:p text:style-name="P10">•AF – </text:p>
      <text:p text:style-name="P10">•CWF – </text:p>
      <text:p text:style-name="P10"/>
      <text:p text:style-name="P10">Splash:</text:p>
      <text:p text:style-name="P10"><text:span text:style-name="T1">•OST –</text:span> </text:p>
      <text:p text:style-name="P10">•CH – </text:p>
      <text:p text:style-name="P10">•CUSA – </text:p>
      <text:p text:style-name="P10">•HH – </text:p>
      <text:p text:style-name="P10">•MS – </text:p>
      <text:p text:style-name="P10">•T – </text:p>
      <text:p text:style-name="P10">•AF –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0:19:22.649484840</meta:creation-date>
    <dc:title>Default</dc:title>
    <meta:editing-duration>PT44M30S</meta:editing-duration>
    <meta:editing-cycles>7</meta:editing-cycles>
    <meta:generator>LibreOffice/5.2.7.2$Linux_X86_64 LibreOffice_project/20m0$Build-2</meta:generator>
    <dc:date>2018-07-18T17:42:07.747100993</dc:date>
    <meta:document-statistic meta:table-count="0" meta:image-count="0" meta:object-count="0" meta:page-count="3" meta:paragraph-count="128" meta:word-count="930" meta:character-count="6172" meta:non-whitespace-character-count="5068"/>
    <meta:template xlink:type="simple" xlink:actuate="onRequest" xlink:title="Default" xlink:href="../../../../.config/libreoffice/4/user/template/Default.ott" meta:date="2018-07-16T10:19:22.123136042"/>
  </office:meta>
</office:document-meta>
</file>